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4.77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able-cell-properties fo:background-color="#dddddd"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660033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6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90"/>
        <table:table-column table:style-name="co31" table:default-cell-style-name="ce90"/>
        <table:table-column table:style-name="co27" table:number-columns-repeated="1016" table:default-cell-style-name="ce90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office:value-type="string">
            <text:p>files</text:p>
          </table:table-cell>
          <table:table-cell/>
          <table:table-cell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number-columns-repeated="3"/>
          <table:table-cell table:style-name="ce89"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4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69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office:value-type="string">
            <text:p>DialogFavourites</text:p>
          </table:table-cell>
          <table:table-cell/>
          <table:table-cell office:value-type="string">
            <text:p>improv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ChannelGuide</text:p>
          </table:table-cell>
          <table:table-cell/>
          <table:table-cell office:value-type="string">
            <text:p>shared layout dialog videoinfo, unadjusted container include conditions, unadjusted CAST LOOKUP VA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DialogPVRGuideControls</text:p>
          </table:table-cell>
          <table:table-cell/>
          <table:table-cell office:value-type="string">
            <text:p><text:s/>- disabled – context fn in use → <text:a xlink:href="https://forum.kodi.tv/showthread.php?tid=343076&amp;pid=2888534#pid2888534">https://forum.kodi.tv/showthread.php?tid=343076&amp;pid=2888534#pid2888534</text:a>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GuideSearch</text:p>
          </table:table-cell>
          <table:table-cell/>
          <table:table-cell office:value-type="string">
            <text:p>unadjusted colors, unhappy with layout but so wha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3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ce2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MusicPlaylistEdito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ics</text:p>
          </table:table-cell>
          <table:table-cell/>
          <table:table-cell office:value-type="string">
            <text:p>Untouched, especially labels, infodialog?, use just copy paste from common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Channels</text:p>
          </table:table-cell>
          <table:table-cell/>
          <table:table-cell office:value-type="string">
            <text:p>currently just add panel view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Guide</text:p>
          </table:table-cell>
          <table:table-cell/>
          <table:table-cell office:value-type="string">
            <text:p>started, no custom colors, default onclick always open DialogPVRChannelGuid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Recordings</text:p>
          </table:table-cell>
          <table:table-cell/>
          <table:table-cell office:value-type="string">
            <text:p>currently just add panel view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Search</text:p>
          </table:table-cell>
          <table:table-cell/>
          <table:table-cell office:value-type="string">
            <text:p>currently just add panel view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MyPVRTimers</text:p>
          </table:table-cell>
          <table:table-cell/>
          <table:table-cell office:value-type="string">
            <text:p>?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Weather</text:p>
          </table:table-cell>
          <table:table-cell/>
          <table:table-cell office:value-type="string">
            <text:p>- revisit for clors usag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Editor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Rule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FullScreen</text:p>
          </table:table-cell>
          <table:table-cell table:style-name="ce69"/>
          <table:table-cell table:style-name="ce7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69"/>
          <table:table-cell table:style-name="ce8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VideoOSDBookmarks</text:p>
          </table:table-cell>
          <table:table-cell table:style-name="ce69"/>
          <table:table-cell table:style-name="ce83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7" office:value-type="string">
            <text:p>swan_embuaryinfo_person</text:p>
          </table:table-cell>
          <table:table-cell table:style-name="ce87"/>
          <table:table-cell table:style-name="ce87" office:value-type="string">
            <text:p>not in use anymore</text:p>
          </table:table-cell>
          <table:table-cell table:style-name="ce91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8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5.11.2021</text:date>, <text:time>08:01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11-05T08:01:23.24</dc:date>
    <meta:editing-duration>PT7H35M41S</meta:editing-duration>
    <meta:editing-cycles>120</meta:editing-cycles>
    <meta:document-statistic meta:table-count="5" meta:cell-count="767" meta:object-count="0"/>
  </office:meta>
</office:document-meta>
</file>